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UriHolderEx.check( String v , SchemaType sTyp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avaUriHolderEx.JavaUriHolderEx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UriHolderEx.set_text( String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vaUriHolderEx.get_wscanon_ru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UriHolderEx.validateLexical( String v , SchemaType sType , ValidationContext contex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JavaUriHolderEx.schem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UriHolderEx.validate_simpleval( String lexical , Validation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